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075in" fo:break-before="auto" style:use-optimal-row-height="fals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0"/>
    <style:style style:name="ce9" style:family="table-cell" style:parent-style-name="Default" style:data-style-name="N121"/>
    <style:style style:name="ce10" style:family="table-cell" style:parent-style-name="Default" style:data-style-name="N121">
      <style:table-cell-properties fo:background-color="#fafad2"/>
    </style:style>
    <style:style style:name="ce5" style:family="table-cell" style:parent-style-name="Default" style:data-style-name="N4"/>
    <style:style style:name="ce12" style:family="table-cell" style:parent-style-name="Default" style:data-style-name="N3">
      <style:table-cell-properties fo:background-color="#fafad2"/>
    </style:style>
    <style:style style:name="ce2" style:family="table-cell" style:parent-style-name="Default" style:data-style-name="N81"/>
    <style:style style:name="ce4" style:family="table-cell" style:parent-style-name="Default" style:data-style-name="N81">
      <style:table-cell-properties fo:background-color="#fafad2"/>
    </style:style>
    <style:style style:name="ce3" style:family="table-cell" style:parent-style-name="Default" style:data-style-name="N4">
      <style:table-cell-properties fo:background-color="#fafad2"/>
    </style:style>
    <style:style style:name="ce6" style:family="table-cell" style:parent-style-name="Default">
      <style:table-cell-properties style:vertical-align="top"/>
    </style:style>
    <style:style style:name="ce17" style:family="table-cell" style:parent-style-name="Default" style:data-style-name="N1">
      <style:table-cell-properties fo:background-color="#fafad2"/>
    </style:style>
  </office:automatic-styles>
  <office:body>
    <office:spreadsheet>
      <table:calculation-settings table:automatic-find-labels="false" table:use-regular-expressions="false" table:use-wildcards="true"/>
      <table:table table:name="Viking 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ce2"/>
        <table:table-column table:style-name="co1" table:number-columns-repeated="5" table:default-cell-style-name="ce5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CD_v6.1 with climatology average solar scenario. Viking 1 lander site.</text:p>
            <text:p>Latitude 22.27N. Longitude 312.05E. Altitude 10.0 m ALS. Diurnal mean over all local times.</text:p>
          </table:table-cell>
          <table:covered-table-cell table:number-columns-repeated="7" table:style-name="ce1"/>
          <table:table-cell table:style-name="ce1" table:number-columns-repeated="2"/>
          <table:table-cell table:style-name="ce6" table:number-columns-repeated="3"/>
          <table:table-cell table:style-name="ce1" table:number-columns-repeated="16371"/>
        </table:table-row>
        <table:table-row table:style-name="ro2">
          <table:table-cell table:style-name="ce1" office:value-type="string" calcext:value-type="string">
            <text:p>Areocentric longitude (degrees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Horizontal wind speed (m/s) @ 10 m ALS</text:p>
          </table:table-cell>
          <table:table-cell table:style-name="ce1" office:value-type="string" calcext:value-type="string">
            <text:p>Horizontal wind speed (m/s) @ 100 m ALS</text:p>
          </table:table-cell>
          <table:table-cell table:style-name="ce1" office:value-type="string" calcext:value-type="string">
            <text:p>Air viscosity estimation (N s m-2)</text:p>
          </table:table-cell>
          <table:table-cell table:style-name="ce1" office:value-type="string" calcext:value-type="string">
            <text:p>gamma=Cp/Cv Ratio of specific heats</text:p>
          </table:table-cell>
          <table:table-cell table:style-name="ce1" office:value-type="string" calcext:value-type="string">
            <text:p>R:Molecular gas constant (J K-1 kg-1)</text:p>
          </table:table-cell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Altitude above areoid (Mars geoid) (m)</text:p>
          </table:table-cell>
          <table:table-cell table:style-name="ce1" office:value-type="string" calcext:value-type="string">
            <text:p>Speed of sound (m/s)</text:p>
          </table:table-cell>
          <table:table-cell table:style-name="ce6" table:number-columns-repeated="3"/>
          <table:table-cell table:style-name="ce1" table:number-columns-repeated="1637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01977" calcext:value-type="float">
            <text:p>0.020</text:p>
          </table:table-cell>
          <table:table-cell office:value-type="float" office:value="4.9727" calcext:value-type="float">
            <text:p>4.97</text:p>
          </table:table-cell>
          <table:table-cell office:value-type="float" office:value="6.89282" calcext:value-type="float">
            <text:p>6.89</text:p>
          </table:table-cell>
          <table:table-cell office:value-type="float" office:value="0.0000108763" calcext:value-type="float">
            <text:p>1.09E-05</text:p>
          </table:table-cell>
          <table:table-cell office:value-type="float" office:value="1.33511" calcext:value-type="float">
            <text:p>1.34</text:p>
          </table:table-cell>
          <table:table-cell office:value-type="float" office:value="191.106" calcext:value-type="float">
            <text:p>191.11</text:p>
          </table:table-cell>
          <table:table-cell office:value-type="float" office:value="211.775" calcext:value-type="float">
            <text:p>211.78</text:p>
          </table:table-cell>
          <table:table-cell office:value-type="float" office:value="-3627.1" calcext:value-type="float">
            <text:p>-3,627.10</text:p>
          </table:table-cell>
          <table:table-cell table:formula="of:=SQRT([.F3]*[.G3]*[.H3])" office:value-type="float" office:value="232.451862795927" calcext:value-type="float">
            <text:p>232.45</text:p>
          </table:table-cell>
          <table:table-cell table:number-columns-repeated="1637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0.0197997" calcext:value-type="float">
            <text:p>0.020</text:p>
          </table:table-cell>
          <table:table-cell office:value-type="float" office:value="4.52198" calcext:value-type="float">
            <text:p>4.52</text:p>
          </table:table-cell>
          <table:table-cell office:value-type="float" office:value="6.21297" calcext:value-type="float">
            <text:p>6.21</text:p>
          </table:table-cell>
          <table:table-cell office:value-type="float" office:value="0.0000109699" calcext:value-type="float">
            <text:p>1.10E-05</text:p>
          </table:table-cell>
          <table:table-cell office:value-type="float" office:value="1.33327" calcext:value-type="float">
            <text:p>1.33</text:p>
          </table:table-cell>
          <table:table-cell office:value-type="float" office:value="190.924" calcext:value-type="float">
            <text:p>190.92</text:p>
          </table:table-cell>
          <table:table-cell office:value-type="float" office:value="213.818" calcext:value-type="float">
            <text:p>213.82</text:p>
          </table:table-cell>
          <table:table-cell office:value-type="float" office:value="-3627.1" calcext:value-type="float">
            <text:p>-3,627.10</text:p>
          </table:table-cell>
          <table:table-cell table:formula="of:=SQRT([.F4]*[.G4]*[.H4])" office:value-type="float" office:value="233.298231855217" calcext:value-type="float">
            <text:p>233.30</text:p>
          </table:table-cell>
          <table:table-cell table:number-columns-repeated="1637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0.0200043" calcext:value-type="float">
            <text:p>0.020</text:p>
          </table:table-cell>
          <table:table-cell office:value-type="float" office:value="3.77947" calcext:value-type="float">
            <text:p>3.78</text:p>
          </table:table-cell>
          <table:table-cell office:value-type="float" office:value="5.41542" calcext:value-type="float">
            <text:p>5.42</text:p>
          </table:table-cell>
          <table:table-cell office:value-type="float" office:value="0.0000110225" calcext:value-type="float">
            <text:p>1.10E-05</text:p>
          </table:table-cell>
          <table:table-cell office:value-type="float" office:value="1.33241" calcext:value-type="float">
            <text:p>1.33</text:p>
          </table:table-cell>
          <table:table-cell office:value-type="float" office:value="190.883" calcext:value-type="float">
            <text:p>190.88</text:p>
          </table:table-cell>
          <table:table-cell office:value-type="float" office:value="214.876" calcext:value-type="float">
            <text:p>214.88</text:p>
          </table:table-cell>
          <table:table-cell office:value-type="float" office:value="-3627.1" calcext:value-type="float">
            <text:p>-3,627.10</text:p>
          </table:table-cell>
          <table:table-cell table:formula="of:=SQRT([.F5]*[.G5]*[.H5])" office:value-type="float" office:value="233.774169677949" calcext:value-type="float">
            <text:p>233.77</text:p>
          </table:table-cell>
          <table:table-cell table:number-columns-repeated="16374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0.0201652" calcext:value-type="float">
            <text:p>0.020</text:p>
          </table:table-cell>
          <table:table-cell office:value-type="float" office:value="3.43133" calcext:value-type="float">
            <text:p>3.43</text:p>
          </table:table-cell>
          <table:table-cell office:value-type="float" office:value="5.28922" calcext:value-type="float">
            <text:p>5.29</text:p>
          </table:table-cell>
          <table:table-cell office:value-type="float" office:value="0.000011075" calcext:value-type="float">
            <text:p>1.11E-05</text:p>
          </table:table-cell>
          <table:table-cell office:value-type="float" office:value="1.33157" calcext:value-type="float">
            <text:p>1.33</text:p>
          </table:table-cell>
          <table:table-cell office:value-type="float" office:value="190.843" calcext:value-type="float">
            <text:p>190.84</text:p>
          </table:table-cell>
          <table:table-cell office:value-type="float" office:value="215.934" calcext:value-type="float">
            <text:p>215.93</text:p>
          </table:table-cell>
          <table:table-cell office:value-type="float" office:value="-3627.1" calcext:value-type="float">
            <text:p>-3,627.10</text:p>
          </table:table-cell>
          <table:table-cell table:formula="of:=SQRT([.F6]*[.G6]*[.H6])" office:value-type="float" office:value="234.250557618266" calcext:value-type="float">
            <text:p>234.25</text:p>
          </table:table-cell>
          <table:table-cell table:number-columns-repeated="1637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.020167" calcext:value-type="float">
            <text:p>0.020</text:p>
          </table:table-cell>
          <table:table-cell office:value-type="float" office:value="3.34687" calcext:value-type="float">
            <text:p>3.35</text:p>
          </table:table-cell>
          <table:table-cell office:value-type="float" office:value="5.52978" calcext:value-type="float">
            <text:p>5.53</text:p>
          </table:table-cell>
          <table:table-cell office:value-type="float" office:value="0.0000111128" calcext:value-type="float">
            <text:p>1.11E-05</text:p>
          </table:table-cell>
          <table:table-cell office:value-type="float" office:value="1.33144" calcext:value-type="float">
            <text:p>1.33</text:p>
          </table:table-cell>
          <table:table-cell office:value-type="float" office:value="190.956" calcext:value-type="float">
            <text:p>190.96</text:p>
          </table:table-cell>
          <table:table-cell office:value-type="float" office:value="216.5" calcext:value-type="float">
            <text:p>216.50</text:p>
          </table:table-cell>
          <table:table-cell office:value-type="float" office:value="-3627.1" calcext:value-type="float">
            <text:p>-3,627.10</text:p>
          </table:table-cell>
          <table:table-cell table:formula="of:=SQRT([.F7]*[.G7]*[.H7])" office:value-type="float" office:value="234.615340211505" calcext:value-type="float">
            <text:p>234.62</text:p>
          </table:table-cell>
          <table:table-cell table:number-columns-repeated="16374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0.0197429" calcext:value-type="float">
            <text:p>0.020</text:p>
          </table:table-cell>
          <table:table-cell office:value-type="float" office:value="4.62349" calcext:value-type="float">
            <text:p>4.62</text:p>
          </table:table-cell>
          <table:table-cell office:value-type="float" office:value="7.368" calcext:value-type="float">
            <text:p>7.37</text:p>
          </table:table-cell>
          <table:table-cell office:value-type="float" office:value="0.0000111507" calcext:value-type="float">
            <text:p>1.12E-05</text:p>
          </table:table-cell>
          <table:table-cell office:value-type="float" office:value="1.33131" calcext:value-type="float">
            <text:p>1.33</text:p>
          </table:table-cell>
          <table:table-cell office:value-type="float" office:value="191.07" calcext:value-type="float">
            <text:p>191.07</text:p>
          </table:table-cell>
          <table:table-cell office:value-type="float" office:value="217.067" calcext:value-type="float">
            <text:p>217.07</text:p>
          </table:table-cell>
          <table:table-cell office:value-type="float" office:value="-3627.1" calcext:value-type="float">
            <text:p>-3,627.10</text:p>
          </table:table-cell>
          <table:table-cell table:formula="of:=SQRT([.F8]*[.G8]*[.H8])" office:value-type="float" office:value="234.981001757193" calcext:value-type="float">
            <text:p>234.98</text:p>
          </table:table-cell>
          <table:table-cell table:number-columns-repeated="16374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0.0189534" calcext:value-type="float">
            <text:p>0.019</text:p>
          </table:table-cell>
          <table:table-cell office:value-type="float" office:value="4.68561" calcext:value-type="float">
            <text:p>4.69</text:p>
          </table:table-cell>
          <table:table-cell office:value-type="float" office:value="7.46726" calcext:value-type="float">
            <text:p>7.47</text:p>
          </table:table-cell>
          <table:table-cell office:value-type="float" office:value="0.0000111907" calcext:value-type="float">
            <text:p>1.12E-05</text:p>
          </table:table-cell>
          <table:table-cell office:value-type="float" office:value="1.33095" calcext:value-type="float">
            <text:p>1.33</text:p>
          </table:table-cell>
          <table:table-cell office:value-type="float" office:value="191.12" calcext:value-type="float">
            <text:p>191.12</text:p>
          </table:table-cell>
          <table:table-cell office:value-type="float" office:value="217.765" calcext:value-type="float">
            <text:p>217.77</text:p>
          </table:table-cell>
          <table:table-cell office:value-type="float" office:value="-3627.1" calcext:value-type="float">
            <text:p>-3,627.10</text:p>
          </table:table-cell>
          <table:table-cell table:formula="of:=SQRT([.F9]*[.G9]*[.H9])" office:value-type="float" office:value="235.357465419009" calcext:value-type="float">
            <text:p>235.36</text:p>
          </table:table-cell>
          <table:table-cell table:number-columns-repeated="16374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0.0179808" calcext:value-type="float">
            <text:p>0.018</text:p>
          </table:table-cell>
          <table:table-cell office:value-type="float" office:value="4.78538" calcext:value-type="float">
            <text:p>4.79</text:p>
          </table:table-cell>
          <table:table-cell office:value-type="float" office:value="7.61189" calcext:value-type="float">
            <text:p>7.61</text:p>
          </table:table-cell>
          <table:table-cell office:value-type="float" office:value="0.0000112307" calcext:value-type="float">
            <text:p>1.12E-05</text:p>
          </table:table-cell>
          <table:table-cell office:value-type="float" office:value="1.3306" calcext:value-type="float">
            <text:p>1.33</text:p>
          </table:table-cell>
          <table:table-cell office:value-type="float" office:value="191.17" calcext:value-type="float">
            <text:p>191.17</text:p>
          </table:table-cell>
          <table:table-cell office:value-type="float" office:value="218.464" calcext:value-type="float">
            <text:p>218.46</text:p>
          </table:table-cell>
          <table:table-cell office:value-type="float" office:value="-3627.1" calcext:value-type="float">
            <text:p>-3,627.10</text:p>
          </table:table-cell>
          <table:table-cell table:formula="of:=SQRT([.F10]*[.G10]*[.H10])" office:value-type="float" office:value="235.734729915064" calcext:value-type="float">
            <text:p>235.73</text:p>
          </table:table-cell>
          <table:table-cell table:number-columns-repeated="1637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0.0171278" calcext:value-type="float">
            <text:p>0.017</text:p>
          </table:table-cell>
          <table:table-cell office:value-type="float" office:value="3.66424" calcext:value-type="float">
            <text:p>3.66</text:p>
          </table:table-cell>
          <table:table-cell office:value-type="float" office:value="6.03865" calcext:value-type="float">
            <text:p>6.04</text:p>
          </table:table-cell>
          <table:table-cell office:value-type="float" office:value="0.0000112583" calcext:value-type="float">
            <text:p>1.13E-05</text:p>
          </table:table-cell>
          <table:table-cell office:value-type="float" office:value="1.33033" calcext:value-type="float">
            <text:p>1.33</text:p>
          </table:table-cell>
          <table:table-cell office:value-type="float" office:value="191.188" calcext:value-type="float">
            <text:p>191.19</text:p>
          </table:table-cell>
          <table:table-cell office:value-type="float" office:value="218.975" calcext:value-type="float">
            <text:p>218.98</text:p>
          </table:table-cell>
          <table:table-cell office:value-type="float" office:value="-3627.1" calcext:value-type="float">
            <text:p>-3,627.10</text:p>
          </table:table-cell>
          <table:table-cell table:formula="of:=SQRT([.F11]*[.G11]*[.H11])" office:value-type="float" office:value="235.997430787835" calcext:value-type="float">
            <text:p>236.00</text:p>
          </table:table-cell>
          <table:table-cell table:number-columns-repeated="16374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0.0165504" calcext:value-type="float">
            <text:p>0.017</text:p>
          </table:table-cell>
          <table:table-cell office:value-type="float" office:value="3.88656" calcext:value-type="float">
            <text:p>3.89</text:p>
          </table:table-cell>
          <table:table-cell office:value-type="float" office:value="5.98343" calcext:value-type="float">
            <text:p>5.98</text:p>
          </table:table-cell>
          <table:table-cell office:value-type="float" office:value="0.0000112859" calcext:value-type="float">
            <text:p>1.13E-05</text:p>
          </table:table-cell>
          <table:table-cell office:value-type="float" office:value="1.33006" calcext:value-type="float">
            <text:p>1.33</text:p>
          </table:table-cell>
          <table:table-cell office:value-type="float" office:value="191.206" calcext:value-type="float">
            <text:p>191.21</text:p>
          </table:table-cell>
          <table:table-cell office:value-type="float" office:value="219.485" calcext:value-type="float">
            <text:p>219.49</text:p>
          </table:table-cell>
          <table:table-cell office:value-type="float" office:value="-3627.1" calcext:value-type="float">
            <text:p>-3,627.10</text:p>
          </table:table-cell>
          <table:table-cell table:formula="of:=SQRT([.F12]*[.G12]*[.H12])" office:value-type="float" office:value="236.259236986059" calcext:value-type="float">
            <text:p>236.26</text:p>
          </table:table-cell>
          <table:table-cell table:number-columns-repeated="1637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0.0164075" calcext:value-type="float">
            <text:p>0.016</text:p>
          </table:table-cell>
          <table:table-cell office:value-type="float" office:value="4.19195" calcext:value-type="float">
            <text:p>4.19</text:p>
          </table:table-cell>
          <table:table-cell office:value-type="float" office:value="6.04235" calcext:value-type="float">
            <text:p>6.04</text:p>
          </table:table-cell>
          <table:table-cell office:value-type="float" office:value="0.0000112882" calcext:value-type="float">
            <text:p>1.13E-05</text:p>
          </table:table-cell>
          <table:table-cell office:value-type="float" office:value="1.32997" calcext:value-type="float">
            <text:p>1.33</text:p>
          </table:table-cell>
          <table:table-cell office:value-type="float" office:value="191.185" calcext:value-type="float">
            <text:p>191.19</text:p>
          </table:table-cell>
          <table:table-cell office:value-type="float" office:value="219.563" calcext:value-type="float">
            <text:p>219.56</text:p>
          </table:table-cell>
          <table:table-cell office:value-type="float" office:value="-3627.1" calcext:value-type="float">
            <text:p>-3,627.10</text:p>
          </table:table-cell>
          <table:table-cell table:formula="of:=SQRT([.F13]*[.G13]*[.H13])" office:value-type="float" office:value="236.280242617925" calcext:value-type="float">
            <text:p>236.28</text:p>
          </table:table-cell>
          <table:table-cell table:number-columns-repeated="16374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0.01662" calcext:value-type="float">
            <text:p>0.017</text:p>
          </table:table-cell>
          <table:table-cell office:value-type="float" office:value="4.96933" calcext:value-type="float">
            <text:p>4.97</text:p>
          </table:table-cell>
          <table:table-cell office:value-type="float" office:value="6.79049" calcext:value-type="float">
            <text:p>6.79</text:p>
          </table:table-cell>
          <table:table-cell office:value-type="float" office:value="0.0000112904" calcext:value-type="float">
            <text:p>1.13E-05</text:p>
          </table:table-cell>
          <table:table-cell office:value-type="float" office:value="1.32989" calcext:value-type="float">
            <text:p>1.33</text:p>
          </table:table-cell>
          <table:table-cell office:value-type="float" office:value="191.163" calcext:value-type="float">
            <text:p>191.16</text:p>
          </table:table-cell>
          <table:table-cell office:value-type="float" office:value="219.64" calcext:value-type="float">
            <text:p>219.64</text:p>
          </table:table-cell>
          <table:table-cell office:value-type="float" office:value="-3627.1" calcext:value-type="float">
            <text:p>-3,627.10</text:p>
          </table:table-cell>
          <table:table-cell table:formula="of:=SQRT([.F14]*[.G14]*[.H14])" office:value-type="float" office:value="236.30096567948" calcext:value-type="float">
            <text:p>236.30</text:p>
          </table:table-cell>
          <table:table-cell table:number-columns-repeated="16374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0.0172205" calcext:value-type="float">
            <text:p>0.017</text:p>
          </table:table-cell>
          <table:table-cell office:value-type="float" office:value="4.97047" calcext:value-type="float">
            <text:p>4.97</text:p>
          </table:table-cell>
          <table:table-cell office:value-type="float" office:value="6.94814" calcext:value-type="float">
            <text:p>6.95</text:p>
          </table:table-cell>
          <table:table-cell office:value-type="float" office:value="0.000011228" calcext:value-type="float">
            <text:p>1.12E-05</text:p>
          </table:table-cell>
          <table:table-cell office:value-type="float" office:value="1.3309" calcext:value-type="float">
            <text:p>1.33</text:p>
          </table:table-cell>
          <table:table-cell office:value-type="float" office:value="191.224" calcext:value-type="float">
            <text:p>191.22</text:p>
          </table:table-cell>
          <table:table-cell office:value-type="float" office:value="218.356" calcext:value-type="float">
            <text:p>218.36</text:p>
          </table:table-cell>
          <table:table-cell office:value-type="float" office:value="-3627.1" calcext:value-type="float">
            <text:p>-3,627.10</text:p>
          </table:table-cell>
          <table:table-cell table:formula="of:=SQRT([.F15]*[.G15]*[.H15])" office:value-type="float" office:value="235.736307590684" calcext:value-type="float">
            <text:p>235.74</text:p>
          </table:table-cell>
          <table:table-cell table:number-columns-repeated="16374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0.0181329" calcext:value-type="float">
            <text:p>0.018</text:p>
          </table:table-cell>
          <table:table-cell office:value-type="float" office:value="5.06566" calcext:value-type="float">
            <text:p>5.07</text:p>
          </table:table-cell>
          <table:table-cell office:value-type="float" office:value="7.19126" calcext:value-type="float">
            <text:p>7.19</text:p>
          </table:table-cell>
          <table:table-cell office:value-type="float" office:value="0.0000111654" calcext:value-type="float">
            <text:p>1.12E-05</text:p>
          </table:table-cell>
          <table:table-cell office:value-type="float" office:value="1.33192" calcext:value-type="float">
            <text:p>1.33</text:p>
          </table:table-cell>
          <table:table-cell office:value-type="float" office:value="191.284" calcext:value-type="float">
            <text:p>191.28</text:p>
          </table:table-cell>
          <table:table-cell office:value-type="float" office:value="217.073" calcext:value-type="float">
            <text:p>217.07</text:p>
          </table:table-cell>
          <table:table-cell office:value-type="float" office:value="-3627.1" calcext:value-type="float">
            <text:p>-3,627.10</text:p>
          </table:table-cell>
          <table:table-cell table:formula="of:=SQRT([.F16]*[.G16]*[.H16])" office:value-type="float" office:value="235.169662966305" calcext:value-type="float">
            <text:p>235.17</text:p>
          </table:table-cell>
          <table:table-cell table:number-columns-repeated="16374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0.0195323" calcext:value-type="float">
            <text:p>0.020</text:p>
          </table:table-cell>
          <table:table-cell office:value-type="float" office:value="5.17017" calcext:value-type="float">
            <text:p>5.17</text:p>
          </table:table-cell>
          <table:table-cell office:value-type="float" office:value="7.35183" calcext:value-type="float">
            <text:p>7.35</text:p>
          </table:table-cell>
          <table:table-cell office:value-type="float" office:value="0.0000110178" calcext:value-type="float">
            <text:p>1.10E-05</text:p>
          </table:table-cell>
          <table:table-cell office:value-type="float" office:value="1.33373" calcext:value-type="float">
            <text:p>1.33</text:p>
          </table:table-cell>
          <table:table-cell office:value-type="float" office:value="191.265" calcext:value-type="float">
            <text:p>191.27</text:p>
          </table:table-cell>
          <table:table-cell office:value-type="float" office:value="214.256" calcext:value-type="float">
            <text:p>214.26</text:p>
          </table:table-cell>
          <table:table-cell office:value-type="float" office:value="-3627.1" calcext:value-type="float">
            <text:p>-3,627.10</text:p>
          </table:table-cell>
          <table:table-cell table:formula="of:=SQRT([.F17]*[.G17]*[.H17])" office:value-type="float" office:value="233.785843007277" calcext:value-type="float">
            <text:p>233.79</text:p>
          </table:table-cell>
          <table:table-cell table:number-columns-repeated="16374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0.0209274" calcext:value-type="float">
            <text:p>0.021</text:p>
          </table:table-cell>
          <table:table-cell office:value-type="float" office:value="5.57904" calcext:value-type="float">
            <text:p>5.58</text:p>
          </table:table-cell>
          <table:table-cell office:value-type="float" office:value="7.82776" calcext:value-type="float">
            <text:p>7.83</text:p>
          </table:table-cell>
          <table:table-cell office:value-type="float" office:value="0.0000108696" calcext:value-type="float">
            <text:p>1.09E-05</text:p>
          </table:table-cell>
          <table:table-cell office:value-type="float" office:value="1.33558" calcext:value-type="float">
            <text:p>1.34</text:p>
          </table:table-cell>
          <table:table-cell office:value-type="float" office:value="191.245" calcext:value-type="float">
            <text:p>191.25</text:p>
          </table:table-cell>
          <table:table-cell office:value-type="float" office:value="211.438" calcext:value-type="float">
            <text:p>211.44</text:p>
          </table:table-cell>
          <table:table-cell office:value-type="float" office:value="-3627.1" calcext:value-type="float">
            <text:p>-3,627.10</text:p>
          </table:table-cell>
          <table:table-cell table:formula="of:=SQRT([.F18]*[.G18]*[.H18])" office:value-type="float" office:value="232.392185025293" calcext:value-type="float">
            <text:p>232.39</text:p>
          </table:table-cell>
          <table:table-cell table:number-columns-repeated="1637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0.0223204" calcext:value-type="float">
            <text:p>0.022</text:p>
          </table:table-cell>
          <table:table-cell office:value-type="float" office:value="5.59549" calcext:value-type="float">
            <text:p>5.60</text:p>
          </table:table-cell>
          <table:table-cell office:value-type="float" office:value="7.77526" calcext:value-type="float">
            <text:p>7.78</text:p>
          </table:table-cell>
          <table:table-cell office:value-type="float" office:value="0.0000106359" calcext:value-type="float">
            <text:p>1.06E-05</text:p>
          </table:table-cell>
          <table:table-cell office:value-type="float" office:value="1.3383" calcext:value-type="float">
            <text:p>1.34</text:p>
          </table:table-cell>
          <table:table-cell office:value-type="float" office:value="191.112" calcext:value-type="float">
            <text:p>191.11</text:p>
          </table:table-cell>
          <table:table-cell office:value-type="float" office:value="207.165" calcext:value-type="float">
            <text:p>207.17</text:p>
          </table:table-cell>
          <table:table-cell office:value-type="float" office:value="-3627.1" calcext:value-type="float">
            <text:p>-3,627.10</text:p>
          </table:table-cell>
          <table:table-cell table:formula="of:=SQRT([.F19]*[.G19]*[.H19])" office:value-type="float" office:value="230.186001971197" calcext:value-type="float">
            <text:p>230.19</text:p>
          </table:table-cell>
          <table:table-cell table:number-columns-repeated="16374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0.0232368" calcext:value-type="float">
            <text:p>0.023</text:p>
          </table:table-cell>
          <table:table-cell office:value-type="float" office:value="5.83426" calcext:value-type="float">
            <text:p>5.83</text:p>
          </table:table-cell>
          <table:table-cell office:value-type="float" office:value="8.08134" calcext:value-type="float">
            <text:p>8.08</text:p>
          </table:table-cell>
          <table:table-cell office:value-type="float" office:value="0.0000104013" calcext:value-type="float">
            <text:p>1.04E-05</text:p>
          </table:table-cell>
          <table:table-cell office:value-type="float" office:value="1.34113" calcext:value-type="float">
            <text:p>1.34</text:p>
          </table:table-cell>
          <table:table-cell office:value-type="float" office:value="190.98" calcext:value-type="float">
            <text:p>190.98</text:p>
          </table:table-cell>
          <table:table-cell office:value-type="float" office:value="202.89" calcext:value-type="float">
            <text:p>202.89</text:p>
          </table:table-cell>
          <table:table-cell office:value-type="float" office:value="-3627.1" calcext:value-type="float">
            <text:p>-3,627.10</text:p>
          </table:table-cell>
          <table:table-cell table:formula="of:=SQRT([.F20]*[.G20]*[.H20])" office:value-type="float" office:value="227.960554288206" calcext:value-type="float">
            <text:p>227.96</text:p>
          </table:table-cell>
          <table:table-cell table:number-columns-repeated="16374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float" office:value="0.0232292" calcext:value-type="float">
            <text:p>0.023</text:p>
          </table:table-cell>
          <table:table-cell office:value-type="float" office:value="5.48253" calcext:value-type="float">
            <text:p>5.48</text:p>
          </table:table-cell>
          <table:table-cell office:value-type="float" office:value="7.61116" calcext:value-type="float">
            <text:p>7.61</text:p>
          </table:table-cell>
          <table:table-cell office:value-type="float" office:value="0.0000103178" calcext:value-type="float">
            <text:p>1.03E-05</text:p>
          </table:table-cell>
          <table:table-cell office:value-type="float" office:value="1.34229" calcext:value-type="float">
            <text:p>1.34</text:p>
          </table:table-cell>
          <table:table-cell office:value-type="float" office:value="190.959" calcext:value-type="float">
            <text:p>190.96</text:p>
          </table:table-cell>
          <table:table-cell office:value-type="float" office:value="201.344" calcext:value-type="float">
            <text:p>201.34</text:p>
          </table:table-cell>
          <table:table-cell office:value-type="float" office:value="-3627.1" calcext:value-type="float">
            <text:p>-3,627.10</text:p>
          </table:table-cell>
          <table:table-cell table:formula="of:=SQRT([.F21]*[.G21]*[.H21])" office:value-type="float" office:value="227.176073715107" calcext:value-type="float">
            <text:p>227.18</text:p>
          </table:table-cell>
          <table:table-cell table:number-columns-repeated="16374"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float" office:value="0.0229016" calcext:value-type="float">
            <text:p>0.023</text:p>
          </table:table-cell>
          <table:table-cell office:value-type="float" office:value="5.14764" calcext:value-type="float">
            <text:p>5.15</text:p>
          </table:table-cell>
          <table:table-cell office:value-type="float" office:value="7.16372" calcext:value-type="float">
            <text:p>7.16</text:p>
          </table:table-cell>
          <table:table-cell office:value-type="float" office:value="0.0000102341" calcext:value-type="float">
            <text:p>1.02E-05</text:p>
          </table:table-cell>
          <table:table-cell office:value-type="float" office:value="1.34347" calcext:value-type="float">
            <text:p>1.34</text:p>
          </table:table-cell>
          <table:table-cell office:value-type="float" office:value="190.938" calcext:value-type="float">
            <text:p>190.94</text:p>
          </table:table-cell>
          <table:table-cell office:value-type="float" office:value="199.798" calcext:value-type="float">
            <text:p>199.80</text:p>
          </table:table-cell>
          <table:table-cell office:value-type="float" office:value="-3627.1" calcext:value-type="float">
            <text:p>-3,627.10</text:p>
          </table:table-cell>
          <table:table-cell table:formula="of:=SQRT([.F22]*[.G22]*[.H22])" office:value-type="float" office:value="226.389218025237" calcext:value-type="float">
            <text:p>226.39</text:p>
          </table:table-cell>
          <table:table-cell table:number-columns-repeated="1637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0218853" calcext:value-type="float">
            <text:p>0.022</text:p>
          </table:table-cell>
          <table:table-cell office:value-type="float" office:value="5.1613" calcext:value-type="float">
            <text:p>5.16</text:p>
          </table:table-cell>
          <table:table-cell office:value-type="float" office:value="7.14272" calcext:value-type="float">
            <text:p>7.14</text:p>
          </table:table-cell>
          <table:table-cell office:value-type="float" office:value="0.0000103913" calcext:value-type="float">
            <text:p>1.04E-05</text:p>
          </table:table-cell>
          <table:table-cell office:value-type="float" office:value="1.34175" calcext:value-type="float">
            <text:p>1.34</text:p>
          </table:table-cell>
          <table:table-cell office:value-type="float" office:value="191.099" calcext:value-type="float">
            <text:p>191.10</text:p>
          </table:table-cell>
          <table:table-cell office:value-type="float" office:value="202.558" calcext:value-type="float">
            <text:p>202.56</text:p>
          </table:table-cell>
          <table:table-cell office:value-type="float" office:value="-3627.1" calcext:value-type="float">
            <text:p>-3,627.10</text:p>
          </table:table-cell>
          <table:table-cell table:formula="of:=SQRT([.F23]*[.G23]*[.H23])" office:value-type="float" office:value="227.897577804051" calcext:value-type="float">
            <text:p>227.90</text:p>
          </table:table-cell>
          <table:table-cell table:number-columns-repeated="16374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float" office:value="0.0209669" calcext:value-type="float">
            <text:p>0.021</text:p>
          </table:table-cell>
          <table:table-cell office:value-type="float" office:value="5.35496" calcext:value-type="float">
            <text:p>5.35</text:p>
          </table:table-cell>
          <table:table-cell office:value-type="float" office:value="7.48336" calcext:value-type="float">
            <text:p>7.48</text:p>
          </table:table-cell>
          <table:table-cell office:value-type="float" office:value="0.0000105482" calcext:value-type="float">
            <text:p>1.05E-05</text:p>
          </table:table-cell>
          <table:table-cell office:value-type="float" office:value="1.34009" calcext:value-type="float">
            <text:p>1.34</text:p>
          </table:table-cell>
          <table:table-cell office:value-type="float" office:value="191.261" calcext:value-type="float">
            <text:p>191.26</text:p>
          </table:table-cell>
          <table:table-cell office:value-type="float" office:value="205.317" calcext:value-type="float">
            <text:p>205.32</text:p>
          </table:table-cell>
          <table:table-cell office:value-type="float" office:value="-3627.1" calcext:value-type="float">
            <text:p>-3,627.10</text:p>
          </table:table-cell>
          <table:table-cell table:formula="of:=SQRT([.F24]*[.G24]*[.H24])" office:value-type="float" office:value="229.39959627189" calcext:value-type="float">
            <text:p>229.40</text:p>
          </table:table-cell>
          <table:table-cell table:number-columns-repeated="16374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0.02037" calcext:value-type="float">
            <text:p>0.020</text:p>
          </table:table-cell>
          <table:table-cell office:value-type="float" office:value="5.43476" calcext:value-type="float">
            <text:p>5.43</text:p>
          </table:table-cell>
          <table:table-cell office:value-type="float" office:value="7.48674" calcext:value-type="float">
            <text:p>7.49</text:p>
          </table:table-cell>
          <table:table-cell office:value-type="float" office:value="0.0000106654" calcext:value-type="float">
            <text:p>1.07E-05</text:p>
          </table:table-cell>
          <table:table-cell office:value-type="float" office:value="1.33852" calcext:value-type="float">
            <text:p>1.34</text:p>
          </table:table-cell>
          <table:table-cell office:value-type="float" office:value="191.275" calcext:value-type="float">
            <text:p>191.28</text:p>
          </table:table-cell>
          <table:table-cell office:value-type="float" office:value="207.525" calcext:value-type="float">
            <text:p>207.53</text:p>
          </table:table-cell>
          <table:table-cell office:value-type="float" office:value="-3627.1" calcext:value-type="float">
            <text:p>-3,627.10</text:p>
          </table:table-cell>
          <table:table-cell table:formula="of:=SQRT([.F25]*[.G25]*[.H25])" office:value-type="float" office:value="230.503088553765" calcext:value-type="float">
            <text:p>230.50</text:p>
          </table:table-cell>
          <table:table-cell table:number-columns-repeated="16374"/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0.0199467" calcext:value-type="float">
            <text:p>0.020</text:p>
          </table:table-cell>
          <table:table-cell office:value-type="float" office:value="5.60119" calcext:value-type="float">
            <text:p>5.60</text:p>
          </table:table-cell>
          <table:table-cell office:value-type="float" office:value="7.65269" calcext:value-type="float">
            <text:p>7.65</text:p>
          </table:table-cell>
          <table:table-cell office:value-type="float" office:value="0.0000107823" calcext:value-type="float">
            <text:p>1.08E-05</text:p>
          </table:table-cell>
          <table:table-cell office:value-type="float" office:value="1.33697" calcext:value-type="float">
            <text:p>1.34</text:p>
          </table:table-cell>
          <table:table-cell office:value-type="float" office:value="191.288" calcext:value-type="float">
            <text:p>191.29</text:p>
          </table:table-cell>
          <table:table-cell office:value-type="float" office:value="209.732" calcext:value-type="float">
            <text:p>209.73</text:p>
          </table:table-cell>
          <table:table-cell office:value-type="float" office:value="-3627.1" calcext:value-type="float">
            <text:p>-3,627.10</text:p>
          </table:table-cell>
          <table:table-cell table:formula="of:=SQRT([.F26]*[.G26]*[.H26])" office:value-type="float" office:value="231.599193937603" calcext:value-type="float">
            <text:p>231.60</text:p>
          </table:table-cell>
          <table:table-cell table:number-columns-repeated="16374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0.01977" calcext:value-type="float">
            <text:p>0.020</text:p>
          </table:table-cell>
          <table:table-cell office:value-type="float" office:value="4.9727" calcext:value-type="float">
            <text:p>4.97</text:p>
          </table:table-cell>
          <table:table-cell office:value-type="float" office:value="6.89282" calcext:value-type="float">
            <text:p>6.89</text:p>
          </table:table-cell>
          <table:table-cell office:value-type="float" office:value="0.0000108763" calcext:value-type="float">
            <text:p>1.09E-05</text:p>
          </table:table-cell>
          <table:table-cell office:value-type="float" office:value="1.33511" calcext:value-type="float">
            <text:p>1.34</text:p>
          </table:table-cell>
          <table:table-cell office:value-type="float" office:value="191.106" calcext:value-type="float">
            <text:p>191.11</text:p>
          </table:table-cell>
          <table:table-cell office:value-type="float" office:value="211.775" calcext:value-type="float">
            <text:p>211.78</text:p>
          </table:table-cell>
          <table:table-cell office:value-type="float" office:value="-3627.1" calcext:value-type="float">
            <text:p>-3,627.10</text:p>
          </table:table-cell>
          <table:table-cell table:formula="of:=SQRT([.F27]*[.G27]*[.H27])" office:value-type="float" office:value="232.451862795927" calcext:value-type="float">
            <text:p>232.45</text:p>
          </table:table-cell>
          <table:table-cell table:number-columns-repeated="16374"/>
        </table:table-row>
        <table:table-row table:style-name="ro3">
          <table:table-cell table:style-name="Default" table:number-columns-repeated="10"/>
          <table:table-cell table:number-columns-repeated="16374"/>
        </table:table-row>
        <table:table-row table:style-name="ro3">
          <table:table-cell table:style-name="Default"/>
          <table:table-cell table:style-name="ce10" table:formula="of:=SUM([.B3:.B26])/24" office:value-type="float" office:value="0.0197482916666667" calcext:value-type="float">
            <text:p>0.020</text:p>
          </table:table-cell>
          <table:table-cell table:style-name="ce12" table:formula="of:=SUM([.C3:.C26])/24" office:value-type="float" office:value="4.80234916666667" calcext:value-type="float">
            <text:p>5</text:p>
          </table:table-cell>
          <table:table-cell table:style-name="ce12" table:formula="of:=SUM([.D3:.D26])/24" office:value-type="float" office:value="6.93159416666667" calcext:value-type="float">
            <text:p>7</text:p>
          </table:table-cell>
          <table:table-cell table:style-name="ce4" table:formula="of:=SUM([.E3:.E26])/24" office:value-type="float" office:value="0.0000109170208333333" calcext:value-type="float">
            <text:p>1.09E-05</text:p>
          </table:table-cell>
          <table:table-cell table:style-name="ce3" table:formula="of:=SUM([.F3:.F26])/24" office:value-type="float" office:value="1.33464833333333" calcext:value-type="float">
            <text:p>1.33</text:p>
          </table:table-cell>
          <table:table-cell table:style-name="ce3" table:formula="of:=SUM([.G3:.G26])/24" office:value-type="float" office:value="191.114333333333" calcext:value-type="float">
            <text:p>191.11</text:p>
          </table:table-cell>
          <table:table-cell table:style-name="ce3" table:formula="of:=SUM([.H3:.H26])/24" office:value-type="float" office:value="212.55475" calcext:value-type="float">
            <text:p>212.55</text:p>
          </table:table-cell>
          <table:table-cell table:style-name="ce3" table:formula="of:=SUM([.I3:.I26])/24" office:value-type="float" office:value="-3627.1" calcext:value-type="float">
            <text:p>-3,627.10</text:p>
          </table:table-cell>
          <table:table-cell table:style-name="ce12" table:formula="of:=SUM([.J3:.J26])/24" office:value-type="float" office:value="232.812355769918" calcext:value-type="float">
            <text:p>233</text:p>
          </table:table-cell>
          <table:table-cell table:number-columns-repeated="16374"/>
        </table:table-row>
        <table:table-row table:style-name="ro3">
          <table:table-cell table:style-name="Default" table:number-columns-repeated="9"/>
          <table:table-cell table:number-columns-repeated="16375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5"/>
          <table:table-cell table:number-columns-repeated="16374"/>
        </table:table-row>
      </table:table>
      <table:table table:name="Arsia North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ce2"/>
        <table:table-column table:style-name="co1" table:number-columns-repeated="5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CD_v6.1 with climatology average solar scenario. Arsia North proposed habitat site.</text:p>
            <text:p>Latitude -3.062N. Longitude 236.07E. Altitude 10.0 m ALS. Diurnal mean over all local times.</text:p>
          </table:table-cell>
          <table:covered-table-cell table:number-columns-repeated="7" table:style-name="ce1"/>
          <table:table-cell table:style-name="ce1" table:number-columns-repeated="2"/>
          <table:table-cell table:style-name="ce6" table:number-columns-repeated="3"/>
        </table:table-row>
        <table:table-row table:style-name="ro2">
          <table:table-cell table:style-name="ce1" office:value-type="string" calcext:value-type="string">
            <text:p>Areocentric longitude (degrees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Horizontal wind speed (m/s) @ 10 m ALS</text:p>
          </table:table-cell>
          <table:table-cell table:style-name="ce1" office:value-type="string" calcext:value-type="string">
            <text:p>Horizontal wind speed (m/s) @ 100 m ALS</text:p>
          </table:table-cell>
          <table:table-cell table:style-name="ce1" office:value-type="string" calcext:value-type="string">
            <text:p>Air viscosity estimation (N s m-2)</text:p>
          </table:table-cell>
          <table:table-cell table:style-name="ce1" office:value-type="string" calcext:value-type="string">
            <text:p>gamma=Cp/Cv Ratio of specific heats</text:p>
          </table:table-cell>
          <table:table-cell table:style-name="ce1" office:value-type="string" calcext:value-type="string">
            <text:p>R:Molecular gas constant (J K-1 kg-1)</text:p>
          </table:table-cell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Altitude above areoid (Mars geoid) (m)</text:p>
          </table:table-cell>
          <table:table-cell table:style-name="ce1" office:value-type="string" calcext:value-type="string">
            <text:p>Speed of sound (m/s)</text:p>
          </table:table-cell>
          <table:table-cell table:style-name="ce6" table:number-columns-repeated="3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0101751" calcext:value-type="float">
            <text:p>0.010</text:p>
          </table:table-cell>
          <table:table-cell office:value-type="float" office:value="15.734" calcext:value-type="float">
            <text:p>15.73</text:p>
          </table:table-cell>
          <table:table-cell office:value-type="float" office:value="19.1179" calcext:value-type="float">
            <text:p>19.12</text:p>
          </table:table-cell>
          <table:table-cell office:value-type="float" office:value="0.0000103386" calcext:value-type="float">
            <text:p>1.03E-05</text:p>
          </table:table-cell>
          <table:table-cell office:value-type="float" office:value="1.34392" calcext:value-type="float">
            <text:p>1.34</text:p>
          </table:table-cell>
          <table:table-cell office:value-type="float" office:value="191.075" calcext:value-type="float">
            <text:p>191.08</text:p>
          </table:table-cell>
          <table:table-cell office:value-type="float" office:value="201.886" calcext:value-type="float">
            <text:p>201.89</text:p>
          </table:table-cell>
          <table:table-cell office:value-type="float" office:value="4547.14" calcext:value-type="float">
            <text:p>4,547.14</text:p>
          </table:table-cell>
          <table:table-cell table:formula="of:=SQRT([.F3]*[.G3]*[.H3])" office:value-type="float" office:value="227.688839918438" calcext:value-type="float">
            <text:p>227.69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0.0104065" calcext:value-type="float">
            <text:p>0.010</text:p>
          </table:table-cell>
          <table:table-cell office:value-type="float" office:value="15.1567" calcext:value-type="float">
            <text:p>15.16</text:p>
          </table:table-cell>
          <table:table-cell office:value-type="float" office:value="18.4211" calcext:value-type="float">
            <text:p>18.42</text:p>
          </table:table-cell>
          <table:table-cell office:value-type="float" office:value="0.0000101902" calcext:value-type="float">
            <text:p>1.02E-05</text:p>
          </table:table-cell>
          <table:table-cell office:value-type="float" office:value="1.34607" calcext:value-type="float">
            <text:p>1.35</text:p>
          </table:table-cell>
          <table:table-cell office:value-type="float" office:value="191.083" calcext:value-type="float">
            <text:p>191.08</text:p>
          </table:table-cell>
          <table:table-cell office:value-type="float" office:value="199.056" calcext:value-type="float">
            <text:p>199.06</text:p>
          </table:table-cell>
          <table:table-cell office:value-type="float" office:value="4547.14" calcext:value-type="float">
            <text:p>4,547.14</text:p>
          </table:table-cell>
          <table:table-cell table:formula="of:=SQRT([.F4]*[.G4]*[.H4])" office:value-type="float" office:value="226.272869539066" calcext:value-type="float">
            <text:p>226.27</text:p>
          </table:table-cell>
          <table:table-cell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0.0106971" calcext:value-type="float">
            <text:p>0.011</text:p>
          </table:table-cell>
          <table:table-cell office:value-type="float" office:value="13.8992" calcext:value-type="float">
            <text:p>13.90</text:p>
          </table:table-cell>
          <table:table-cell office:value-type="float" office:value="16.8298" calcext:value-type="float">
            <text:p>16.83</text:p>
          </table:table-cell>
          <table:table-cell office:value-type="float" office:value="0.0000100228" calcext:value-type="float">
            <text:p>1.00E-05</text:p>
          </table:table-cell>
          <table:table-cell office:value-type="float" office:value="1.34827" calcext:value-type="float">
            <text:p>1.35</text:p>
          </table:table-cell>
          <table:table-cell office:value-type="float" office:value="191.046" calcext:value-type="float">
            <text:p>191.05</text:p>
          </table:table-cell>
          <table:table-cell office:value-type="float" office:value="195.912" calcext:value-type="float">
            <text:p>195.91</text:p>
          </table:table-cell>
          <table:table-cell office:value-type="float" office:value="4547.14" calcext:value-type="float">
            <text:p>4,547.14</text:p>
          </table:table-cell>
          <table:table-cell table:formula="of:=SQRT([.F5]*[.G5]*[.H5])" office:value-type="float" office:value="224.640433899071" calcext:value-type="float">
            <text:p>224.64</text:p>
          </table:table-cell>
          <table:table-cell table:number-columns-repeated="3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0.0109669" calcext:value-type="float">
            <text:p>0.011</text:p>
          </table:table-cell>
          <table:table-cell office:value-type="float" office:value="12.8205" calcext:value-type="float">
            <text:p>12.82</text:p>
          </table:table-cell>
          <table:table-cell office:value-type="float" office:value="15.4456" calcext:value-type="float">
            <text:p>15.45</text:p>
          </table:table-cell>
          <table:table-cell office:value-type="float" office:value="0.00000985456" calcext:value-type="float">
            <text:p>9.85E-06</text:p>
          </table:table-cell>
          <table:table-cell office:value-type="float" office:value="1.35054" calcext:value-type="float">
            <text:p>1.35</text:p>
          </table:table-cell>
          <table:table-cell office:value-type="float" office:value="191.009" calcext:value-type="float">
            <text:p>191.01</text:p>
          </table:table-cell>
          <table:table-cell office:value-type="float" office:value="192.767" calcext:value-type="float">
            <text:p>192.77</text:p>
          </table:table-cell>
          <table:table-cell office:value-type="float" office:value="4547.14" calcext:value-type="float">
            <text:p>4,547.14</text:p>
          </table:table-cell>
          <table:table-cell table:formula="of:=SQRT([.F6]*[.G6]*[.H6])" office:value-type="float" office:value="222.995955107436" calcext:value-type="float">
            <text:p>223.00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.0109695" calcext:value-type="float">
            <text:p>0.011</text:p>
          </table:table-cell>
          <table:table-cell office:value-type="float" office:value="12.4826" calcext:value-type="float">
            <text:p>12.48</text:p>
          </table:table-cell>
          <table:table-cell office:value-type="float" office:value="14.9355" calcext:value-type="float">
            <text:p>14.94</text:p>
          </table:table-cell>
          <table:table-cell office:value-type="float" office:value="0.00000983678" calcext:value-type="float">
            <text:p>9.84E-06</text:p>
          </table:table-cell>
          <table:table-cell office:value-type="float" office:value="1.35038" calcext:value-type="float">
            <text:p>1.35</text:p>
          </table:table-cell>
          <table:table-cell office:value-type="float" office:value="190.952" calcext:value-type="float">
            <text:p>190.95</text:p>
          </table:table-cell>
          <table:table-cell office:value-type="float" office:value="192.469" calcext:value-type="float">
            <text:p>192.47</text:p>
          </table:table-cell>
          <table:table-cell office:value-type="float" office:value="4547.14" calcext:value-type="float">
            <text:p>4,547.14</text:p>
          </table:table-cell>
          <table:table-cell table:formula="of:=SQRT([.F7]*[.G7]*[.H7])" office:value-type="float" office:value="222.777075903661" calcext:value-type="float">
            <text:p>222.78</text:p>
          </table:table-cell>
          <table:table-cell table:number-columns-repeated="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0.0107403" calcext:value-type="float">
            <text:p>0.011</text:p>
          </table:table-cell>
          <table:table-cell office:value-type="float" office:value="12.2229" calcext:value-type="float">
            <text:p>12.22</text:p>
          </table:table-cell>
          <table:table-cell office:value-type="float" office:value="14.5278" calcext:value-type="float">
            <text:p>14.53</text:p>
          </table:table-cell>
          <table:table-cell office:value-type="float" office:value="0.00000981885" calcext:value-type="float">
            <text:p>9.82E-06</text:p>
          </table:table-cell>
          <table:table-cell office:value-type="float" office:value="1.35027" calcext:value-type="float">
            <text:p>1.35</text:p>
          </table:table-cell>
          <table:table-cell office:value-type="float" office:value="190.894" calcext:value-type="float">
            <text:p>190.89</text:p>
          </table:table-cell>
          <table:table-cell office:value-type="float" office:value="192.174" calcext:value-type="float">
            <text:p>192.17</text:p>
          </table:table-cell>
          <table:table-cell office:value-type="float" office:value="4547.14" calcext:value-type="float">
            <text:p>4,547.14</text:p>
          </table:table-cell>
          <table:table-cell table:formula="of:=SQRT([.F8]*[.G8]*[.H8])" office:value-type="float" office:value="222.563408299208" calcext:value-type="float">
            <text:p>222.56</text:p>
          </table:table-cell>
          <table:table-cell table:number-columns-repeated="3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0.0103066" calcext:value-type="float">
            <text:p>0.010</text:p>
          </table:table-cell>
          <table:table-cell office:value-type="float" office:value="12.5038" calcext:value-type="float">
            <text:p>12.50</text:p>
          </table:table-cell>
          <table:table-cell office:value-type="float" office:value="14.8131" calcext:value-type="float">
            <text:p>14.81</text:p>
          </table:table-cell>
          <table:table-cell office:value-type="float" office:value="0.00000987449" calcext:value-type="float">
            <text:p>9.87E-06</text:p>
          </table:table-cell>
          <table:table-cell office:value-type="float" office:value="1.34962" calcext:value-type="float">
            <text:p>1.35</text:p>
          </table:table-cell>
          <table:table-cell office:value-type="float" office:value="190.96" calcext:value-type="float">
            <text:p>190.96</text:p>
          </table:table-cell>
          <table:table-cell office:value-type="float" office:value="193.133" calcext:value-type="float">
            <text:p>193.13</text:p>
          </table:table-cell>
          <table:table-cell office:value-type="float" office:value="4547.14" calcext:value-type="float">
            <text:p>4,547.14</text:p>
          </table:table-cell>
          <table:table-cell table:formula="of:=SQRT([.F9]*[.G9]*[.H9])" office:value-type="float" office:value="223.102891533215" calcext:value-type="float">
            <text:p>223.10</text:p>
          </table:table-cell>
          <table:table-cell table:number-columns-repeated="3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0.00977341" calcext:value-type="float">
            <text:p>0.010</text:p>
          </table:table-cell>
          <table:table-cell office:value-type="float" office:value="12.8245" calcext:value-type="float">
            <text:p>12.82</text:p>
          </table:table-cell>
          <table:table-cell office:value-type="float" office:value="15.1463" calcext:value-type="float">
            <text:p>15.15</text:p>
          </table:table-cell>
          <table:table-cell office:value-type="float" office:value="0.0000099301" calcext:value-type="float">
            <text:p>9.93E-06</text:p>
          </table:table-cell>
          <table:table-cell office:value-type="float" office:value="1.34898" calcext:value-type="float">
            <text:p>1.35</text:p>
          </table:table-cell>
          <table:table-cell office:value-type="float" office:value="191.026" calcext:value-type="float">
            <text:p>191.03</text:p>
          </table:table-cell>
          <table:table-cell office:value-type="float" office:value="194.091" calcext:value-type="float">
            <text:p>194.09</text:p>
          </table:table-cell>
          <table:table-cell office:value-type="float" office:value="4547.14" calcext:value-type="float">
            <text:p>4,547.14</text:p>
          </table:table-cell>
          <table:table-cell table:formula="of:=SQRT([.F10]*[.G10]*[.H10])" office:value-type="float" office:value="223.641138854609" calcext:value-type="float">
            <text:p>223.64</text:p>
          </table:table-cell>
          <table:table-cell table:number-columns-repeated="3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0.00933586" calcext:value-type="float">
            <text:p>0.009</text:p>
          </table:table-cell>
          <table:table-cell office:value-type="float" office:value="13.0069" calcext:value-type="float">
            <text:p>13.01</text:p>
          </table:table-cell>
          <table:table-cell office:value-type="float" office:value="15.4483" calcext:value-type="float">
            <text:p>15.45</text:p>
          </table:table-cell>
          <table:table-cell office:value-type="float" office:value="0.0000100039" calcext:value-type="float">
            <text:p>1.00E-05</text:p>
          </table:table-cell>
          <table:table-cell office:value-type="float" office:value="1.3483" calcext:value-type="float">
            <text:p>1.35</text:p>
          </table:table-cell>
          <table:table-cell office:value-type="float" office:value="191.135" calcext:value-type="float">
            <text:p>191.14</text:p>
          </table:table-cell>
          <table:table-cell office:value-type="float" office:value="195.35" calcext:value-type="float">
            <text:p>195.35</text:p>
          </table:table-cell>
          <table:table-cell office:value-type="float" office:value="4547.14" calcext:value-type="float">
            <text:p>4,547.14</text:p>
          </table:table-cell>
          <table:table-cell table:formula="of:=SQRT([.F11]*[.G11]*[.H11])" office:value-type="float" office:value="224.37273689037" calcext:value-type="float">
            <text:p>224.37</text:p>
          </table:table-cell>
          <table:table-cell table:number-columns-repeated="3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0.00904879" calcext:value-type="float">
            <text:p>0.009</text:p>
          </table:table-cell>
          <table:table-cell office:value-type="float" office:value="13.2683" calcext:value-type="float">
            <text:p>13.27</text:p>
          </table:table-cell>
          <table:table-cell office:value-type="float" office:value="15.8503" calcext:value-type="float">
            <text:p>15.85</text:p>
          </table:table-cell>
          <table:table-cell office:value-type="float" office:value="0.0000100776" calcext:value-type="float">
            <text:p>1.01E-05</text:p>
          </table:table-cell>
          <table:table-cell office:value-type="float" office:value="1.34765" calcext:value-type="float">
            <text:p>1.35</text:p>
          </table:table-cell>
          <table:table-cell office:value-type="float" office:value="191.244" calcext:value-type="float">
            <text:p>191.24</text:p>
          </table:table-cell>
          <table:table-cell office:value-type="float" office:value="196.609" calcext:value-type="float">
            <text:p>196.61</text:p>
          </table:table-cell>
          <table:table-cell office:value-type="float" office:value="4547.14" calcext:value-type="float">
            <text:p>4,547.14</text:p>
          </table:table-cell>
          <table:table-cell table:formula="of:=SQRT([.F12]*[.G12]*[.H12])" office:value-type="float" office:value="225.104493445487" calcext:value-type="float">
            <text:p>225.10</text:p>
          </table:table-cell>
          <table:table-cell table:number-columns-repeated="3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0.00886246" calcext:value-type="float">
            <text:p>0.009</text:p>
          </table:table-cell>
          <table:table-cell office:value-type="float" office:value="13.8404" calcext:value-type="float">
            <text:p>13.84</text:p>
          </table:table-cell>
          <table:table-cell office:value-type="float" office:value="16.6488" calcext:value-type="float">
            <text:p>16.65</text:p>
          </table:table-cell>
          <table:table-cell office:value-type="float" office:value="0.0000103087" calcext:value-type="float">
            <text:p>1.03E-05</text:p>
          </table:table-cell>
          <table:table-cell office:value-type="float" office:value="1.34471" calcext:value-type="float">
            <text:p>1.34</text:p>
          </table:table-cell>
          <table:table-cell office:value-type="float" office:value="191.341" calcext:value-type="float">
            <text:p>191.34</text:p>
          </table:table-cell>
          <table:table-cell office:value-type="float" office:value="200.866" calcext:value-type="float">
            <text:p>200.87</text:p>
          </table:table-cell>
          <table:table-cell office:value-type="float" office:value="4547.14" calcext:value-type="float">
            <text:p>4,547.14</text:p>
          </table:table-cell>
          <table:table-cell table:formula="of:=SQRT([.F13]*[.G13]*[.H13])" office:value-type="float" office:value="227.337747471007" calcext:value-type="float">
            <text:p>227.34</text:p>
          </table:table-cell>
          <table:table-cell table:number-columns-repeated="3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0.00886816" calcext:value-type="float">
            <text:p>0.009</text:p>
          </table:table-cell>
          <table:table-cell office:value-type="float" office:value="14.4271" calcext:value-type="float">
            <text:p>14.43</text:p>
          </table:table-cell>
          <table:table-cell office:value-type="float" office:value="17.4647" calcext:value-type="float">
            <text:p>17.46</text:p>
          </table:table-cell>
          <table:table-cell office:value-type="float" office:value="0.0000105386" calcext:value-type="float">
            <text:p>1.05E-05</text:p>
          </table:table-cell>
          <table:table-cell office:value-type="float" office:value="1.34188" calcext:value-type="float">
            <text:p>1.34</text:p>
          </table:table-cell>
          <table:table-cell office:value-type="float" office:value="191.439" calcext:value-type="float">
            <text:p>191.44</text:p>
          </table:table-cell>
          <table:table-cell office:value-type="float" office:value="205.121" calcext:value-type="float">
            <text:p>205.12</text:p>
          </table:table-cell>
          <table:table-cell office:value-type="float" office:value="4547.14" calcext:value-type="float">
            <text:p>4,547.14</text:p>
          </table:table-cell>
          <table:table-cell table:formula="of:=SQRT([.F14]*[.G14]*[.H14])" office:value-type="float" office:value="229.549901674132" calcext:value-type="float">
            <text:p>229.55</text:p>
          </table:table-cell>
          <table:table-cell table:number-columns-repeated="3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0.00906853" calcext:value-type="float">
            <text:p>0.009</text:p>
          </table:table-cell>
          <table:table-cell office:value-type="float" office:value="15.1846" calcext:value-type="float">
            <text:p>15.18</text:p>
          </table:table-cell>
          <table:table-cell office:value-type="float" office:value="18.459" calcext:value-type="float">
            <text:p>18.46</text:p>
          </table:table-cell>
          <table:table-cell office:value-type="float" office:value="0.0000106567" calcext:value-type="float">
            <text:p>1.07E-05</text:p>
          </table:table-cell>
          <table:table-cell office:value-type="float" office:value="1.34023" calcext:value-type="float">
            <text:p>1.34</text:p>
          </table:table-cell>
          <table:table-cell office:value-type="float" office:value="191.372" calcext:value-type="float">
            <text:p>191.37</text:p>
          </table:table-cell>
          <table:table-cell office:value-type="float" office:value="207.503" calcext:value-type="float">
            <text:p>207.50</text:p>
          </table:table-cell>
          <table:table-cell office:value-type="float" office:value="4547.14" calcext:value-type="float">
            <text:p>4,547.14</text:p>
          </table:table-cell>
          <table:table-cell table:formula="of:=SQRT([.F15]*[.G15]*[.H15])" office:value-type="float" office:value="230.696526363504" calcext:value-type="float">
            <text:p>230.70</text:p>
          </table:table-cell>
          <table:table-cell table:number-columns-repeated="3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0.00943221" calcext:value-type="float">
            <text:p>0.009</text:p>
          </table:table-cell>
          <table:table-cell office:value-type="float" office:value="16.1362" calcext:value-type="float">
            <text:p>16.14</text:p>
          </table:table-cell>
          <table:table-cell office:value-type="float" office:value="19.6724" calcext:value-type="float">
            <text:p>19.67</text:p>
          </table:table-cell>
          <table:table-cell office:value-type="float" office:value="0.0000107742" calcext:value-type="float">
            <text:p>1.08E-05</text:p>
          </table:table-cell>
          <table:table-cell office:value-type="float" office:value="1.33863" calcext:value-type="float">
            <text:p>1.34</text:p>
          </table:table-cell>
          <table:table-cell office:value-type="float" office:value="191.305" calcext:value-type="float">
            <text:p>191.31</text:p>
          </table:table-cell>
          <table:table-cell office:value-type="float" office:value="209.885" calcext:value-type="float">
            <text:p>209.89</text:p>
          </table:table-cell>
          <table:table-cell office:value-type="float" office:value="4547.14" calcext:value-type="float">
            <text:p>4,547.14</text:p>
          </table:table-cell>
          <table:table-cell table:formula="of:=SQRT([.F16]*[.G16]*[.H16])" office:value-type="float" office:value="231.837741947041" calcext:value-type="float">
            <text:p>231.84</text:p>
          </table:table-cell>
          <table:table-cell table:number-columns-repeated="3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0.00987585" calcext:value-type="float">
            <text:p>0.010</text:p>
          </table:table-cell>
          <table:table-cell office:value-type="float" office:value="16.2863" calcext:value-type="float">
            <text:p>16.29</text:p>
          </table:table-cell>
          <table:table-cell office:value-type="float" office:value="19.7946" calcext:value-type="float">
            <text:p>19.79</text:p>
          </table:table-cell>
          <table:table-cell office:value-type="float" office:value="0.0000108382" calcext:value-type="float">
            <text:p>1.08E-05</text:p>
          </table:table-cell>
          <table:table-cell office:value-type="float" office:value="1.33747" calcext:value-type="float">
            <text:p>1.34</text:p>
          </table:table-cell>
          <table:table-cell office:value-type="float" office:value="191.219" calcext:value-type="float">
            <text:p>191.22</text:p>
          </table:table-cell>
          <table:table-cell office:value-type="float" office:value="211.226" calcext:value-type="float">
            <text:p>211.23</text:p>
          </table:table-cell>
          <table:table-cell office:value-type="float" office:value="4547.14" calcext:value-type="float">
            <text:p>4,547.14</text:p>
          </table:table-cell>
          <table:table-cell table:formula="of:=SQRT([.F17]*[.G17]*[.H17])" office:value-type="float" office:value="232.424140415728" calcext:value-type="float">
            <text:p>232.42</text:p>
          </table:table-cell>
          <table:table-cell table:number-columns-repeated="3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0.0103157" calcext:value-type="float">
            <text:p>0.010</text:p>
          </table:table-cell>
          <table:table-cell office:value-type="float" office:value="16.4849" calcext:value-type="float">
            <text:p>16.48</text:p>
          </table:table-cell>
          <table:table-cell office:value-type="float" office:value="19.9768" calcext:value-type="float">
            <text:p>19.98</text:p>
          </table:table-cell>
          <table:table-cell office:value-type="float" office:value="0.0000109022" calcext:value-type="float">
            <text:p>1.09E-05</text:p>
          </table:table-cell>
          <table:table-cell office:value-type="float" office:value="1.33631" calcext:value-type="float">
            <text:p>1.34</text:p>
          </table:table-cell>
          <table:table-cell office:value-type="float" office:value="191.133" calcext:value-type="float">
            <text:p>191.13</text:p>
          </table:table-cell>
          <table:table-cell office:value-type="float" office:value="212.569" calcext:value-type="float">
            <text:p>212.57</text:p>
          </table:table-cell>
          <table:table-cell office:value-type="float" office:value="4547.14" calcext:value-type="float">
            <text:p>4,547.14</text:p>
          </table:table-cell>
          <table:table-cell table:formula="of:=SQRT([.F18]*[.G18]*[.H18])" office:value-type="float" office:value="233.008311180485" calcext:value-type="float">
            <text:p>233.01</text:p>
          </table:table-cell>
          <table:table-cell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0.0106511" calcext:value-type="float">
            <text:p>0.011</text:p>
          </table:table-cell>
          <table:table-cell office:value-type="float" office:value="15.7804" calcext:value-type="float">
            <text:p>15.78</text:p>
          </table:table-cell>
          <table:table-cell office:value-type="float" office:value="19.0862" calcext:value-type="float">
            <text:p>19.09</text:p>
          </table:table-cell>
          <table:table-cell office:value-type="float" office:value="0.0000108734" calcext:value-type="float">
            <text:p>1.09E-05</text:p>
          </table:table-cell>
          <table:table-cell office:value-type="float" office:value="1.33642" calcext:value-type="float">
            <text:p>1.34</text:p>
          </table:table-cell>
          <table:table-cell office:value-type="float" office:value="191.058" calcext:value-type="float">
            <text:p>191.06</text:p>
          </table:table-cell>
          <table:table-cell office:value-type="float" office:value="212.114" calcext:value-type="float">
            <text:p>212.11</text:p>
          </table:table-cell>
          <table:table-cell office:value-type="float" office:value="4547.14" calcext:value-type="float">
            <text:p>4,547.14</text:p>
          </table:table-cell>
          <table:table-cell table:formula="of:=SQRT([.F19]*[.G19]*[.H19])" office:value-type="float" office:value="232.722709046215" calcext:value-type="float">
            <text:p>232.72</text:p>
          </table:table-cell>
          <table:table-cell table:number-columns-repeated="3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0.0107573" calcext:value-type="float">
            <text:p>0.011</text:p>
          </table:table-cell>
          <table:table-cell office:value-type="float" office:value="15.1799" calcext:value-type="float">
            <text:p>15.18</text:p>
          </table:table-cell>
          <table:table-cell office:value-type="float" office:value="18.3106" calcext:value-type="float">
            <text:p>18.31</text:p>
          </table:table-cell>
          <table:table-cell office:value-type="float" office:value="0.0000108447" calcext:value-type="float">
            <text:p>1.08E-05</text:p>
          </table:table-cell>
          <table:table-cell office:value-type="float" office:value="1.33652" calcext:value-type="float">
            <text:p>1.34</text:p>
          </table:table-cell>
          <table:table-cell office:value-type="float" office:value="190.982" calcext:value-type="float">
            <text:p>190.98</text:p>
          </table:table-cell>
          <table:table-cell office:value-type="float" office:value="211.658" calcext:value-type="float">
            <text:p>211.66</text:p>
          </table:table-cell>
          <table:table-cell office:value-type="float" office:value="4547.14" calcext:value-type="float">
            <text:p>4,547.14</text:p>
          </table:table-cell>
          <table:table-cell table:formula="of:=SQRT([.F20]*[.G20]*[.H20])" office:value-type="float" office:value="232.434876358642" calcext:value-type="float">
            <text:p>232.43</text:p>
          </table:table-cell>
          <table:table-cell table:number-columns-repeated="3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float" office:value="0.0107348" calcext:value-type="float">
            <text:p>0.011</text:p>
          </table:table-cell>
          <table:table-cell office:value-type="float" office:value="14.9903" calcext:value-type="float">
            <text:p>14.99</text:p>
          </table:table-cell>
          <table:table-cell office:value-type="float" office:value="18.0927" calcext:value-type="float">
            <text:p>18.09</text:p>
          </table:table-cell>
          <table:table-cell office:value-type="float" office:value="0.000010744" calcext:value-type="float">
            <text:p>1.07E-05</text:p>
          </table:table-cell>
          <table:table-cell office:value-type="float" office:value="1.33779" calcext:value-type="float">
            <text:p>1.34</text:p>
          </table:table-cell>
          <table:table-cell office:value-type="float" office:value="190.945" calcext:value-type="float">
            <text:p>190.95</text:p>
          </table:table-cell>
          <table:table-cell office:value-type="float" office:value="209.783" calcext:value-type="float">
            <text:p>209.78</text:p>
          </table:table-cell>
          <table:table-cell office:value-type="float" office:value="4547.14" calcext:value-type="float">
            <text:p>4,547.14</text:p>
          </table:table-cell>
          <table:table-cell table:formula="of:=SQRT([.F21]*[.G21]*[.H21])" office:value-type="float" office:value="231.490548424539" calcext:value-type="float">
            <text:p>231.49</text:p>
          </table:table-cell>
          <table:table-cell table:number-columns-repeated="3"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float" office:value="0.0105643" calcext:value-type="float">
            <text:p>0.011</text:p>
          </table:table-cell>
          <table:table-cell office:value-type="float" office:value="14.8113" calcext:value-type="float">
            <text:p>14.81</text:p>
          </table:table-cell>
          <table:table-cell office:value-type="float" office:value="17.8947" calcext:value-type="float">
            <text:p>17.89</text:p>
          </table:table-cell>
          <table:table-cell office:value-type="float" office:value="0.0000106432" calcext:value-type="float">
            <text:p>1.06E-05</text:p>
          </table:table-cell>
          <table:table-cell office:value-type="float" office:value="1.33908" calcext:value-type="float">
            <text:p>1.34</text:p>
          </table:table-cell>
          <table:table-cell office:value-type="float" office:value="190.907" calcext:value-type="float">
            <text:p>190.91</text:p>
          </table:table-cell>
          <table:table-cell office:value-type="float" office:value="207.91" calcext:value-type="float">
            <text:p>207.91</text:p>
          </table:table-cell>
          <table:table-cell office:value-type="float" office:value="4547.14" calcext:value-type="float">
            <text:p>4,547.14</text:p>
          </table:table-cell>
          <table:table-cell table:formula="of:=SQRT([.F22]*[.G22]*[.H22])" office:value-type="float" office:value="230.542966709851" calcext:value-type="float">
            <text:p>230.54</text:p>
          </table:table-cell>
          <table:table-cell table:number-columns-repeated="3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0103456" calcext:value-type="float">
            <text:p>0.010</text:p>
          </table:table-cell>
          <table:table-cell office:value-type="float" office:value="15.0462" calcext:value-type="float">
            <text:p>15.05</text:p>
          </table:table-cell>
          <table:table-cell office:value-type="float" office:value="18.1766" calcext:value-type="float">
            <text:p>18.18</text:p>
          </table:table-cell>
          <table:table-cell office:value-type="float" office:value="0.0000105979" calcext:value-type="float">
            <text:p>1.06E-05</text:p>
          </table:table-cell>
          <table:table-cell office:value-type="float" office:value="1.33974" calcext:value-type="float">
            <text:p>1.34</text:p>
          </table:table-cell>
          <table:table-cell office:value-type="float" office:value="190.914" calcext:value-type="float">
            <text:p>190.91</text:p>
          </table:table-cell>
          <table:table-cell office:value-type="float" office:value="207.038" calcext:value-type="float">
            <text:p>207.04</text:p>
          </table:table-cell>
          <table:table-cell office:value-type="float" office:value="4547.14" calcext:value-type="float">
            <text:p>4,547.14</text:p>
          </table:table-cell>
          <table:table-cell table:formula="of:=SQRT([.F23]*[.G23]*[.H23])" office:value-type="float" office:value="230.119903057449" calcext:value-type="float">
            <text:p>230.12</text:p>
          </table:table-cell>
          <table:table-cell table:number-columns-repeated="3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float" office:value="0.0101716" calcext:value-type="float">
            <text:p>0.010</text:p>
          </table:table-cell>
          <table:table-cell office:value-type="float" office:value="15.3118" calcext:value-type="float">
            <text:p>15.31</text:p>
          </table:table-cell>
          <table:table-cell office:value-type="float" office:value="18.4936" calcext:value-type="float">
            <text:p>18.49</text:p>
          </table:table-cell>
          <table:table-cell office:value-type="float" office:value="0.0000105526" calcext:value-type="float">
            <text:p>1.06E-05</text:p>
          </table:table-cell>
          <table:table-cell office:value-type="float" office:value="1.34041" calcext:value-type="float">
            <text:p>1.34</text:p>
          </table:table-cell>
          <table:table-cell office:value-type="float" office:value="190.921" calcext:value-type="float">
            <text:p>190.92</text:p>
          </table:table-cell>
          <table:table-cell office:value-type="float" office:value="206.167" calcext:value-type="float">
            <text:p>206.17</text:p>
          </table:table-cell>
          <table:table-cell office:value-type="float" office:value="4547.14" calcext:value-type="float">
            <text:p>4,547.14</text:p>
          </table:table-cell>
          <table:table-cell table:formula="of:=SQRT([.F24]*[.G24]*[.H24])" office:value-type="float" office:value="229.696964284252" calcext:value-type="float">
            <text:p>229.70</text:p>
          </table:table-cell>
          <table:table-cell table:number-columns-repeated="3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0.0100673" calcext:value-type="float">
            <text:p>0.010</text:p>
          </table:table-cell>
          <table:table-cell office:value-type="float" office:value="15.8067" calcext:value-type="float">
            <text:p>15.81</text:p>
          </table:table-cell>
          <table:table-cell office:value-type="float" office:value="19.1489" calcext:value-type="float">
            <text:p>19.15</text:p>
          </table:table-cell>
          <table:table-cell office:value-type="float" office:value="0.0000105196" calcext:value-type="float">
            <text:p>1.05E-05</text:p>
          </table:table-cell>
          <table:table-cell office:value-type="float" office:value="1.34112" calcext:value-type="float">
            <text:p>1.34</text:p>
          </table:table-cell>
          <table:table-cell office:value-type="float" office:value="190.994" calcext:value-type="float">
            <text:p>190.99</text:p>
          </table:table-cell>
          <table:table-cell office:value-type="float" office:value="205.441" calcext:value-type="float">
            <text:p>205.44</text:p>
          </table:table-cell>
          <table:table-cell office:value-type="float" office:value="4547.14" calcext:value-type="float">
            <text:p>4,547.14</text:p>
          </table:table-cell>
          <table:table-cell table:formula="of:=SQRT([.F25]*[.G25]*[.H25])" office:value-type="float" office:value="229.396740065147" calcext:value-type="float">
            <text:p>229.40</text:p>
          </table:table-cell>
          <table:table-cell table:number-columns-repeated="3"/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0.0100477" calcext:value-type="float">
            <text:p>0.010</text:p>
          </table:table-cell>
          <table:table-cell office:value-type="float" office:value="16.3538" calcext:value-type="float">
            <text:p>16.35</text:p>
          </table:table-cell>
          <table:table-cell office:value-type="float" office:value="19.8637" calcext:value-type="float">
            <text:p>19.86</text:p>
          </table:table-cell>
          <table:table-cell office:value-type="float" office:value="0.0000104866" calcext:value-type="float">
            <text:p>1.05E-05</text:p>
          </table:table-cell>
          <table:table-cell office:value-type="float" office:value="1.34182" calcext:value-type="float">
            <text:p>1.34</text:p>
          </table:table-cell>
          <table:table-cell office:value-type="float" office:value="191.066" calcext:value-type="float">
            <text:p>191.07</text:p>
          </table:table-cell>
          <table:table-cell office:value-type="float" office:value="204.716" calcext:value-type="float">
            <text:p>204.72</text:p>
          </table:table-cell>
          <table:table-cell office:value-type="float" office:value="4547.14" calcext:value-type="float">
            <text:p>4,547.14</text:p>
          </table:table-cell>
          <table:table-cell table:formula="of:=SQRT([.F26]*[.G26]*[.H26])" office:value-type="float" office:value="229.094535267531" calcext:value-type="float">
            <text:p>229.09</text:p>
          </table:table-cell>
          <table:table-cell table:number-columns-repeated="3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0.0101751" calcext:value-type="float">
            <text:p>0.010</text:p>
          </table:table-cell>
          <table:table-cell office:value-type="float" office:value="15.734" calcext:value-type="float">
            <text:p>15.73</text:p>
          </table:table-cell>
          <table:table-cell office:value-type="float" office:value="19.1179" calcext:value-type="float">
            <text:p>19.12</text:p>
          </table:table-cell>
          <table:table-cell office:value-type="float" office:value="0.0000103386" calcext:value-type="float">
            <text:p>1.03E-05</text:p>
          </table:table-cell>
          <table:table-cell office:value-type="float" office:value="1.34392" calcext:value-type="float">
            <text:p>1.34</text:p>
          </table:table-cell>
          <table:table-cell office:value-type="float" office:value="191.075" calcext:value-type="float">
            <text:p>191.08</text:p>
          </table:table-cell>
          <table:table-cell office:value-type="float" office:value="201.886" calcext:value-type="float">
            <text:p>201.89</text:p>
          </table:table-cell>
          <table:table-cell office:value-type="float" office:value="4547.14" calcext:value-type="float">
            <text:p>4,547.14</text:p>
          </table:table-cell>
          <table:table-cell table:formula="of:=SQRT([.F27]*[.G27]*[.H27])" office:value-type="float" office:value="227.688839918438" calcext:value-type="float">
            <text:p>227.69</text:p>
          </table:table-cell>
          <table:table-cell table:number-columns-repeated="3"/>
        </table:table-row>
        <table:table-row table:style-name="ro3">
          <table:table-cell table:style-name="Default" table:number-columns-repeated="10"/>
          <table:table-cell table:number-columns-repeated="3"/>
        </table:table-row>
        <table:table-row table:style-name="ro3">
          <table:table-cell table:style-name="Default"/>
          <table:table-cell table:style-name="ce10" table:formula="of:=SUM([.B3:.B26])/24" office:value-type="float" office:value="0.0100909445833333" calcext:value-type="float">
            <text:p>0.010</text:p>
          </table:table-cell>
          <table:table-cell table:style-name="ce12" table:formula="of:=SUM([.C3:.C26])/24" office:value-type="float" office:value="14.5649708333333" calcext:value-type="float">
            <text:p>15</text:p>
          </table:table-cell>
          <table:table-cell table:style-name="ce12" table:formula="of:=SUM([.D3:.D26])/24" office:value-type="float" office:value="17.5674583333333" calcext:value-type="float">
            <text:p>18</text:p>
          </table:table-cell>
          <table:table-cell table:style-name="ce4" table:formula="of:=SUM([.E3:.E26])/24" office:value-type="float" office:value="0.00001038452" calcext:value-type="float">
            <text:p>1.04E-05</text:p>
          </table:table-cell>
          <table:table-cell table:style-name="ce3" table:formula="of:=SUM([.F3:.F26])/24" office:value-type="float" office:value="1.34317208333333" calcext:value-type="float">
            <text:p>1.34</text:p>
          </table:table-cell>
          <table:table-cell table:style-name="ce3" table:formula="of:=SUM([.G3:.G26])/24" office:value-type="float" office:value="191.084166666667" calcext:value-type="float">
            <text:p>191.08</text:p>
          </table:table-cell>
          <table:table-cell table:style-name="ce3" table:formula="of:=SUM([.H3:.H26])/24" office:value-type="float" office:value="202.726833333333" calcext:value-type="float">
            <text:p>202.73</text:p>
          </table:table-cell>
          <table:table-cell table:style-name="ce3" table:formula="of:=SUM([.I3:.I26])/24" office:value-type="float" office:value="4547.14" calcext:value-type="float">
            <text:p>4,547.14</text:p>
          </table:table-cell>
          <table:table-cell table:style-name="ce17" table:formula="of:=SUM([.J3:.J26])/24" office:value-type="float" office:value="228.063060652337" calcext:value-type="float">
            <text:p>228</text:p>
          </table:table-cell>
          <table:table-cell table:number-columns-repeated="3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Schmehl</meta:initial-creator>
    <meta:creation-date>2023-10-05T10:47:28.471122328</meta:creation-date>
    <dc:date>2023-10-08T15:13:01.219403512</dc:date>
    <dc:creator>Roland Schmehl</dc:creator>
    <meta:editing-duration>PT20H2M25S</meta:editing-duration>
    <meta:editing-cycles>16</meta:editing-cycles>
    <meta:generator>LibreOffice/7.4.7.2$Linux_X86_64 LibreOffice_project/40$Build-2</meta:generator>
    <meta:document-statistic meta:table-count="2" meta:cell-count="540" meta:object-count="0"/>
  </office:meta>
</office:document-meta>
</file>